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MathJax_Typewriter" svg:font-family="MathJax_Typewriter" style:font-family-generic="moder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Devanagari2" svg:font-family="'Noto Sans Devanagari'" style:font-pitch="variable"/>
    <style:font-face style:name="Noto Sans Mono" svg:font-family="'Noto Sans Mono'" style:font-family-generic="swiss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wiss" style:font-pitch="variable"/>
    <style:font-face style:name="Noto Serif CJK SC" svg:font-family="'Noto Serif CJK SC'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Heading_20_A4">
      <style:graphic-properties draw:fill="solid" draw:fill-color="#333333" draw:opacity="100%" draw:textarea-horizontal-align="left" draw:textarea-vertical-align="middle" draw:auto-grow-height="true" draw:auto-grow-width="false" fo:min-height="2cm" fo:min-width="0cm" loext:decorative="false"/>
      <style:paragraph-properties style:writing-mode="lr-tb"/>
    </style:style>
    <style:style style:name="gr3" style:family="graphic" style:parent-style-name="Title_20_A4">
      <style:graphic-properties draw:stroke="none" draw:fill="none" fo:min-height="1.359cm" loext:decorative="false"/>
      <style:paragraph-properties style:writing-mode="lr-tb"/>
    </style:style>
    <style:style style:name="gr4" style:family="graphic" style:parent-style-name="Title_20_A4">
      <style:graphic-properties draw:stroke="none" draw:fill="none" fo:min-height="1.319cm" loext:decorative="false"/>
      <style:paragraph-properties style:writing-mode="lr-tb"/>
    </style:style>
    <style:style style:name="gr5" style:family="graphic" style:parent-style-name="Title_20_A4">
      <style:graphic-properties draw:stroke="none" draw:fill="none" fo:min-height="1.186cm" loext:decorative="false"/>
      <style:paragraph-properties style:writing-mode="lr-tb"/>
    </style:style>
    <style:style style:name="gr6" style:family="graphic" style:parent-style-name="Title_20_A4">
      <style:graphic-properties draw:stroke="none" draw:fill="none" fo:min-height="1.304cm" loext:decorative="false"/>
      <style:paragraph-properties style:writing-mode="lr-tb"/>
    </style:style>
    <style:style style:name="gr7" style:family="graphic" style:parent-style-name="Title_20_A4">
      <style:graphic-properties draw:stroke="none" draw:fill="none" fo:min-height="0.75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4cm" loext:decorative="false"/>
      <style:paragraph-properties style:writing-mode="lr-tb"/>
    </style:style>
    <style:style style:name="pr2" style:family="presentation" style:parent-style-name="Blue_5f_Curve-title" style:list-style-name="L1">
      <style:graphic-properties draw:textarea-vertical-align="middle" draw:auto-grow-height="true" fo:min-height="5.092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lue_5f_Curve1-title" style:list-style-name="L1">
      <style:graphic-properties draw:auto-grow-height="true" fo:min-height="1.5cm" loext:decorative="false"/>
      <style:paragraph-properties style:writing-mode="lr-tb"/>
    </style:style>
    <style:style style:name="pr5" style:family="presentation" style:parent-style-name="Blue_5f_Curve1-outline1" style:list-style-name="L2">
      <style:graphic-properties fo:min-height="5.576cm" loext:decorative="false"/>
      <style:paragraph-properties style:writing-mode="lr-tb"/>
    </style:style>
    <style:style style:name="pr6" style:family="presentation" style:parent-style-name="Blue_5f_Curve1-outline1" style:list-style-name="L2">
      <style:graphic-properties fo:min-height="5.576cm" loext:decorative="false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8" style:family="presentation" style:parent-style-name="Blue_5f_Curve1-title" style:list-style-name="L1">
      <style:graphic-properties draw:auto-grow-height="true" fo:min-height="1.5cm" loext:decorative="false"/>
      <style:paragraph-properties style:writing-mode="lr-tb"/>
    </style:style>
    <style:style style:name="pr9" style:family="presentation" style:parent-style-name="Blue_5f_Curve1-outline1" style:list-style-name="L3">
      <style:graphic-properties fo:min-height="5.576cm" loext:decorative="false"/>
      <style:paragraph-properties style:writing-mode="lr-tb"/>
    </style:style>
    <style:style style:name="pr10" style:family="presentation" style:parent-style-name="Blue_5f_Curve1-title" style:list-style-name="L1">
      <style:graphic-properties draw:auto-grow-height="true" fo:min-height="1.5cm" loext:decorative="false"/>
      <style:paragraph-properties style:writing-mode="lr-tb"/>
    </style:style>
    <style:style style:name="pr11" style:family="presentation" style:parent-style-name="Blue_5f_Curve1-outline1" style:list-style-name="L3">
      <style:graphic-properties fo:min-height="5.576cm" loext:decorative="false"/>
      <style:paragraph-properties style:writing-mode="lr-tb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paragraph-properties fo:margin-top="0.42cm" fo:margin-bottom="0.35cm"/>
      <style:text-properties fo:color="#2a6099" loext:opacity="100%" style:font-name="MathJax_Typewriter" fo:font-size="72pt" fo:font-weight="bold" style:font-size-asian="72pt" style:font-weight-asian="bold" style:font-size-complex="72pt" style:font-weight-complex="bold"/>
    </style:style>
    <style:style style:name="P3" style:family="paragraph">
      <style:paragraph-properties fo:margin-left="0cm" fo:margin-right="0cm" fo:margin-top="0.2cm" fo:margin-bottom="0.2cm" fo:line-height="150%" fo:text-align="center" fo:text-indent="0cm"/>
      <style:text-properties fo:font-variant="normal" fo:text-transform="none" fo:color="#dd41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.2cm" fo:margin-bottom="0.2cm" fo:line-height="150%" fo:text-align="center" fo:text-indent="0cm"/>
      <style:text-properties fo:font-variant="normal" fo:text-transform="none" fo:color="#dd41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2cm" fo:margin-bottom="0.2cm" fo:line-height="150%" fo:text-align="center" fo:text-indent="0cm"/>
      <style:text-properties fo:color="#dee7e5" loext:opacity="100%" fo:font-size="32pt" style:font-size-asian="32pt" style:font-size-complex="32pt"/>
    </style:style>
    <style:style style:name="P7" style:family="paragraph">
      <style:paragraph-properties fo:margin-left="0cm" fo:margin-right="0cm" fo:margin-top="0.2cm" fo:margin-bottom="0.2cm" fo:line-height="150%" fo:text-align="center" fo:text-indent="0cm"/>
      <style:text-properties fo:color="#dee7e5" loext:opacity="100%" fo:font-size="32pt" style:font-size-asian="32pt" style:font-size-complex="32pt"/>
    </style:style>
    <style:style style:name="P8" style:family="paragraph">
      <style:paragraph-properties fo:margin-left="0cm" fo:margin-right="0cm" fo:margin-top="0.2cm" fo:margin-bottom="0.2cm" fo:text-align="center" fo:text-indent="0cm"/>
      <style:text-properties fo:font-variant="normal" fo:text-transform="none" fo:color="#3465a4" loext:opacity="100%" style:text-outline="false" style:text-line-through-style="none" style:text-line-through-type="none" style:font-name="Nimbus Sans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9" style:family="paragraph">
      <style:paragraph-properties fo:margin-top="0cm" fo:margin-bottom="0cm" fo:text-align="center"/>
      <style:text-properties fo:color="#3465a4" loext:opacity="100%" style:font-name="Nimbus Sans" fo:font-size="22pt" style:font-size-asian="22pt" style:font-size-complex="22pt" fo:hyphenate="false" loext:hyphenation-no-caps="false" loext:hyphenation-no-last-word="false"/>
    </style:style>
    <style:style style:name="P10" style:family="paragraph">
      <style:paragraph-properties fo:margin-left="0.5cm" fo:margin-right="0cm" fo:margin-top="0cm" fo:margin-bottom="0cm" fo:text-indent="0cm"/>
      <style:text-properties fo:color="#ffffff" loext:opacity="100%" style:font-name="Noto Sans Mono" fo:font-size="15pt" style:font-size-asian="15pt" style:font-size-complex="15pt"/>
    </style:style>
    <style:style style:name="P11" style:family="paragraph">
      <loext:graphic-properties draw:fill="solid" draw:fill-color="#333333" draw:opacity="100%"/>
      <style:paragraph-properties fo:margin-left="0.5cm" fo:margin-right="0cm" fo:margin-top="0cm" fo:margin-bottom="0cm" fo:text-indent="0cm"/>
      <style:text-properties fo:color="#ffffff" loext:opacity="100%" style:font-name="Noto Sans Mono" fo:font-size="15pt" style:font-size-asian="15pt" style:font-size-complex="15pt"/>
    </style:style>
    <style:style style:name="P12" style:family="paragraph">
      <style:paragraph-properties fo:margin-left="0cm" fo:margin-right="0cm" fo:margin-top="0.3cm" fo:margin-bottom="0.3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text-properties fo:color="#000000" loext:opacity="100%" style:font-name="Nimbus Sans" fo:font-size="20pt" style:font-size-asian="20pt" style:font-size-complex="20pt" fo:hyphenate="false" loext:hyphenation-no-caps="false" loext:hyphenation-no-last-word="false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.3cm" fo:margin-bottom="0.3cm" fo:text-align="center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6" style:family="paragraph">
      <loext:graphic-properties draw:fill="none"/>
    </style:style>
    <style:style style:name="P17" style:family="paragraph">
      <style:paragraph-properties fo:margin-top="0.1cm" fo:margin-bottom="0.1cm"/>
      <style:text-properties style:font-name="Noto Sans" fo:font-size="44pt" style:font-size-asian="44pt" style:font-size-complex="44pt"/>
    </style:style>
    <style:style style:name="P18" style:family="paragraph">
      <loext:graphic-properties draw:fill="none"/>
      <style:paragraph-properties fo:margin-top="0.1cm" fo:margin-bottom="0.1cm"/>
      <style:text-properties style:font-name="Noto Sans" fo:font-size="44pt" style:font-size-asian="44pt" style:font-size-complex="44pt"/>
    </style:style>
    <style:style style:name="T1" style:family="text">
      <style:text-properties fo:color="#2a6099" loext:opacity="100%" style:font-name="MathJax_Typewriter" fo:font-size="72pt" style:font-size-asian="72pt" style:font-size-complex="72pt"/>
    </style:style>
    <style:style style:name="T2" style:family="text">
      <style:text-properties fo:color="#2a6099" loext:opacity="100%" style:font-name="MathJax_Typewriter" fo:font-size="32pt" style:font-size-asian="32pt" style:font-size-complex="32pt"/>
    </style:style>
    <style:style style:name="T3" style:family="text">
      <style:text-properties fo:font-variant="normal" fo:text-transform="none" fo:color="#dee7e5" loext:opacity="100%" style:text-outline="false" style:text-line-through-style="none" style:text-line-through-type="none" style:font-name="MathJax_Typewriter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465a4" loext:opacity="100%" style:font-name="Nimbus Sans" fo:font-size="22pt" style:font-size-asian="22pt" style:font-size-complex="22pt"/>
    </style:style>
    <style:style style:name="T5" style:family="text">
      <style:text-properties style:font-name="Noto Sans Mono" fo:font-size="15pt" style:font-size-asian="15pt" style:font-size-complex="15pt"/>
    </style:style>
    <style:style style:name="T6" style:family="text">
      <style:text-properties fo:color="#000000" loext:opacity="100%" style:font-name="Nimbus Sans" fo:font-size="20pt" style:font-size-asian="20pt" style:font-size-complex="20pt"/>
    </style:style>
    <style:style style:name="T7" style:family="text">
      <style:text-properties fo:color="#000000" loext:opacity="100%" style:font-name="Nimbus Sans" fo:font-size="20pt" fo:font-style="italic" style:font-size-asian="20pt" style:font-size-complex="20pt" style:font-style-complex="italic"/>
    </style:style>
    <style:style style:name="T8" style:family="text">
      <style:text-properties fo:color="#000000" loext:opacity="100%" style:font-name="Liberation Mono" fo:font-size="20pt" style:font-name-asian="Noto Sans Mono CJK SC" style:font-size-asian="20pt" style:font-name-complex="Liberation Mono" style:font-size-complex="20pt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size-asian="16pt" style:font-style-asian="normal" style:font-weight-asian="normal" style:font-size-complex="1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00080" loext:opacity="100%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transparent" style:font-size-asian="14pt" style:font-style-asian="italic" style:font-weight-asian="norm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transparent" style:font-size-asian="14pt" style:font-style-asian="italic" style:font-weight-asian="norm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transparent" style:font-size-asian="14pt" style:font-style-asian="italic" style:font-weight-asian="norm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size-asian="16pt" style:font-style-asian="normal" style:font-size-complex="16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none" style:letter-kerning="true" fo:background-color="transparent" style:font-size-asian="16pt" style:font-style-asian="normal" style:font-size-complex="16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italic" fo:text-shadow="none" style:text-underline-style="none" style:letter-kerning="true" fo:background-color="transparent" style:font-size-asian="16pt" style:font-style-asian="normal" style:font-size-complex="16pt" style:font-style-complex="italic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eb Responsive</presentation:footer-decl>
      <draw:page draw:name="page1" draw:style-name="dp1" draw:master-page-name="Blue_5f_Curve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4.749cm" svg:height="4cm" svg:x="2.251cm" svg:y="2cm" presentation:class="title" presentation:user-transformed="true">
          <draw:text-box>
            <text:p text:style-name="P1"><text:span text:style-name="T1">Web Responsive</text:span></text:p>
          </draw:text-box>
        </draw:frame>
        <draw:frame presentation:style-name="pr2" draw:text-style-name="P4" draw:layer="layout" svg:width="24.749cm" svg:height="5.092cm" svg:x="1.751cm" svg:y="6.5cm" presentation:class="title" presentation:user-transformed="true">
          <draw:text-box>
            <text:p text:style-name="P3"><text:span text:style-name="T2">1. viewport</text:span><text:span text:style-name="T2"><text:line-break/></text:span><text:span text:style-name="T2">2. media queries</text:span><text:span text:style-name="T2"><text:line-break/></text:span><text:span text:style-name="T2">3. first mobile design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8cm" svg:height="1.562cm" svg:x="1cm" svg:y="0.238cm" presentation:class="title" presentation:user-transformed="true">
          <draw:text-box>
            <text:p text:style-name="P6"><text:span text:style-name="T3">1.viewport</text:span></text:p>
          </draw:text-box>
        </draw:frame>
        <draw:frame presentation:style-name="pr5" draw:text-style-name="P9" draw:layer="layout" svg:width="24cm" svg:height="2cm" svg:x="2cm" svg:y="10cm" presentation:class="outline" presentation:user-transformed="true">
          <draw:text-box>
            <text:p text:style-name="P8"><text:span text:style-name="T4">Permite a los sitios web adaptarse al ancho de cualquier dispositivo </text:span></text:p>
            <text:p text:style-name="P8"><text:span text:style-name="T4">(desktop, tablet, móvil, etc.)</text:span></text:p>
          </draw:text-box>
        </draw:frame>
        <draw:frame draw:style-name="gr2" draw:text-style-name="P11" draw:layer="layout" svg:width="23.5cm" svg:height="2cm" svg:x="2cm" svg:y="7cm">
          <draw:text-box>
            <text:p text:style-name="P10"><text:span text:style-name="T5">&lt;meta name="viewport" content="width=device-width, initial-scale=1.0"&gt;</text:span></text:p>
          </draw:text-box>
        </draw:frame>
        <draw:frame presentation:style-name="pr6" draw:text-style-name="P13" draw:layer="layout" svg:width="24cm" svg:height="3cm" svg:x="2cm" svg:y="3.5cm" presentation:class="outline" presentation:user-transformed="true">
          <draw:text-box>
            <text:p text:style-name="P12"><text:span text:style-name="T6">La etiqueta </text:span><text:span text:style-name="T7">viewport</text:span><text:span text:style-name="T6"> se define en el elemento </text:span><text:span text:style-name="T8">&lt;head&gt;</text:span></text:p>
            <text:p text:style-name="P12"><text:span text:style-name="T6">Contiene diferentes atributos para ajustar el comportamiento de la página en </text:span><text:span text:style-name="T6">diferentes dispositivos. 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7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footer-name="ftr1">
        <office:forms form:automatic-focus="false" form:apply-design-mode="false"/>
        <draw:frame presentation:style-name="pr8" draw:text-style-name="P7" draw:layer="layout" svg:width="8cm" svg:height="1.562cm" svg:x="1cm" svg:y="0.238cm" presentation:class="title" presentation:user-transformed="true">
          <draw:text-box>
            <text:p text:style-name="P6"><text:span text:style-name="T3">1.viewport</text:span></text:p>
          </draw:text-box>
        </draw:frame>
        <draw:frame presentation:style-name="pr9" draw:text-style-name="P15" draw:layer="layout" svg:width="24cm" svg:height="1cm" svg:x="2cm" svg:y="3cm" presentation:class="outline" presentation:user-transformed="true">
          <draw:text-box>
            <text:p text:style-name="P14"><text:span text:style-name="T9">LAS PROPIEDADES MÁS COMUNES UTILIZADAS EN </text:span><text:span text:style-name="T10">CONTENT</text:span></text:p>
            <text:p text:style-name="P14"><text:span text:style-name="T11"><text:line-break/></text:span><text:span text:style-name="T11"/></text:p>
            <text:p text:style-name="P14"><text:span text:style-name="T11"/></text:p>
          </draw:text-box>
        </draw:frame>
        <draw:frame draw:style-name="gr3" draw:text-style-name="P16" draw:layer="layout" svg:width="24.471cm" svg:height="1.359cm" svg:x="2.022cm" svg:y="4.641cm">
          <draw:text-box>
            <text:p><text:span text:style-name="T12">width</text:span><text:span text:style-name="T11">: Especifica el ancho inicial del viewport. </text:span><text:span text:style-name="T11"><text:line-break/></text:span><text:span text:style-name="T13">«width=device-width» establece el ancho inicial del viewport para que coincida con el ancho del dispositivo.</text:span><text:span text:style-name="T14"> </text:span></text:p>
          </draw:text-box>
        </draw:frame>
        <draw:frame draw:style-name="gr4" draw:text-style-name="P16" draw:layer="layout" svg:width="24.4cm" svg:height="1.319cm" svg:x="2.057cm" svg:y="6.5cm">
          <draw:text-box>
            <text:p><text:span text:style-name="T15">initial-scale: </text:span><text:span text:style-name="T11">Define el nivel de escala inicial del viewport. </text:span><text:span text:style-name="T11"><text:line-break/></text:span><text:span text:style-name="T16">«initial-scale=1.0» establece que la página se mostrará inicialmente sin ninguna escala. </text:span></text:p>
          </draw:text-box>
        </draw:frame>
        <draw:frame draw:style-name="gr5" draw:text-style-name="P16" draw:layer="layout" svg:width="24.4cm" svg:height="1.255cm" svg:x="2.057cm" svg:y="8.314cm">
          <draw:text-box>
            <text:p><text:span text:style-name="T15">minimum-scale / maximum-scale: </text:span><text:span text:style-name="T11">Estos atributos permiten establecer los límites mínimos y máximos de escala del viewport, controlando si el usuario puede hacer zoom en la página. </text:span></text:p>
          </draw:text-box>
        </draw:frame>
        <draw:frame draw:style-name="gr6" draw:text-style-name="P16" draw:layer="layout" svg:width="24.174cm" svg:height="1.304cm" svg:x="2.17cm" svg:y="10.196cm">
          <draw:text-box>
            <text:p><text:span text:style-name="T15">user-scalable: </text:span><text:span text:style-name="T11">permite habilitar o deshabilitar la capacidad del usuario para hacer zoom en la página. Se establece en “yes” o “no”</text:span></text:p>
          </draw:text-box>
        </draw:frame>
        <draw:frame draw:style-name="gr7" draw:text-style-name="P18" draw:layer="layout" svg:width="24.174cm" svg:height="0.75cm" svg:x="2.17cm" svg:y="12.25cm">
          <draw:text-box>
            <text:p text:style-name="P17"><text:span text:style-name="T17">height</text:span><text:span text:style-name="T18">: altura virtual de la pantalla o altura del </text:span><text:span text:style-name="T19">viewport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7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footer-name="ftr1">
        <office:forms form:automatic-focus="false" form:apply-design-mode="false"/>
        <draw:frame presentation:style-name="pr10" draw:text-style-name="P7" draw:layer="layout" svg:width="8cm" svg:height="1.562cm" svg:x="1cm" svg:y="0.238cm" presentation:class="title" presentation:user-transformed="true">
          <draw:text-box>
            <text:p text:style-name="P6"><text:span text:style-name="T3">1.viewport</text:span></text:p>
          </draw:text-box>
        </draw:frame>
        <draw:frame presentation:style-name="pr11" draw:text-style-name="P15" draw:layer="layout" svg:width="24cm" svg:height="1cm" svg:x="2cm" svg:y="3cm" presentation:class="outline" presentation:user-transformed="true">
          <draw:text-box>
            <text:p text:style-name="P14"><text:span text:style-name="T9">LAS PROPIEDADES MÁS COMUNES UTILIZADAS EN </text:span><text:span text:style-name="T10">CONTENT</text:span></text:p>
            <text:p text:style-name="P14"><text:span text:style-name="T11"><text:line-break/></text:span><text:span text:style-name="T11"/></text:p>
            <text:p text:style-name="P14"><text:span text:style-name="T11"/></text:p>
          </draw:text-box>
        </draw:frame>
        <draw:frame draw:style-name="gr3" draw:text-style-name="P16" draw:layer="layout" svg:width="24.471cm" svg:height="1.359cm" svg:x="2.022cm" svg:y="4.641cm">
          <draw:text-box>
            <text:p><text:span text:style-name="T12">width</text:span><text:span text:style-name="T11">: Especifica el ancho inicial del viewport. </text:span><text:span text:style-name="T11"><text:line-break/></text:span><text:span text:style-name="T13">«width=device-width» establece el ancho inicial del viewport para que coincida con el ancho del dispositivo.</text:span><text:span text:style-name="T14"> </text:span></text:p>
          </draw:text-box>
        </draw:frame>
        <draw:frame draw:style-name="gr4" draw:text-style-name="P16" draw:layer="layout" svg:width="24.4cm" svg:height="1.319cm" svg:x="2.057cm" svg:y="6.5cm">
          <draw:text-box>
            <text:p><text:span text:style-name="T15">initial-scale: </text:span><text:span text:style-name="T11">Define el nivel de escala inicial del viewport. </text:span><text:span text:style-name="T11"><text:line-break/></text:span><text:span text:style-name="T16">«initial-scale=1.0» establece que la página se mostrará inicialmente sin ninguna escala. </text:span></text:p>
          </draw:text-box>
        </draw:frame>
        <draw:frame draw:style-name="gr5" draw:text-style-name="P16" draw:layer="layout" svg:width="24.4cm" svg:height="1.255cm" svg:x="2.057cm" svg:y="8.314cm">
          <draw:text-box>
            <text:p><text:span text:style-name="T15">minimum-scale / maximum-scale: </text:span><text:span text:style-name="T11">Estos atributos permiten establecer los límites mínimos y máximos de escala del viewport, controlando si el usuario puede hacer zoom en la página. </text:span></text:p>
          </draw:text-box>
        </draw:frame>
        <draw:frame draw:style-name="gr6" draw:text-style-name="P16" draw:layer="layout" svg:width="24.174cm" svg:height="1.304cm" svg:x="2.17cm" svg:y="10.196cm">
          <draw:text-box>
            <text:p><text:span text:style-name="T15">user-scalable: </text:span><text:span text:style-name="T11">permite habilitar o deshabilitar la capacidad del usuario para hacer zoom en la página. Se establece en “yes” o “no”</text:span></text:p>
          </draw:text-box>
        </draw:frame>
        <draw:frame draw:style-name="gr7" draw:text-style-name="P18" draw:layer="layout" svg:width="24.174cm" svg:height="0.75cm" svg:x="2.17cm" svg:y="12.25cm">
          <draw:text-box>
            <text:p text:style-name="P17"><text:span text:style-name="T17">height</text:span><text:span text:style-name="T18">: altura virtual de la pantalla o altura del </text:span><text:span text:style-name="T19">viewport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7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MathJax_Typewriter" svg:font-family="MathJax_Typewriter" style:font-family-generic="moder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Devanagari2" svg:font-family="'Noto Sans Devanagari'" style:font-pitch="variable"/>
    <style:font-face style:name="Noto Sans Mono" svg:font-family="'Noto Sans Mono'" style:font-family-generic="swiss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wiss" style:font-pitch="variable"/>
    <style:font-face style:name="Noto Serif CJK SC" svg:font-family="'Noto Serif CJK SC'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s" fo:country="ES" style:letter-kerning="true" style:font-name-asian="Noto Serif CJK SC" style:font-family-asian="'Noto Serif CJK SC'" style:font-pitch-asian="variable" style:font-size-asian="12pt" style:language-asian="zh" style:country-asian="CN" style:font-name-complex="Noto Sans Devanagari2" style:font-family-complex="'Noto Sans Devanagari'" style:font-pitch-complex="variable" style:font-size-complex="12pt" style:language-complex="hi" style:country-complex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Símbolos_20_de_20_numeración" style:display-name="Símbolos de numeración" style:family="graphic">
      <style:paragraph-properties style:text-autospace="none"/>
    </style:style>
    <style:style style:name="Texto_20_original" style:display-name="Texto original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Bolo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Texto_20_preformateado" style:display-name="Texto preformateado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Índice" style:family="graphic">
      <style:paragraph-properties style:text-autospace="none"/>
      <style:text-properties style:font-name-complex="Noto Sans Devanagari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5.576cm" fo:min-width="0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cm" fo:margin-bottom="0.3cm" fo:line-height="100%" fo:text-align="start" fo:text-indent="0cm"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JP:palt" style:font-family-asian="'Noto Sans CJK JP:palt', 'Noto Sans CJK KR', 'Noto Sans CJK SC', 'Noto Sans CJK TC', 'Noto Sans CJK HK'" style:font-family-generic-asian="swiss" style:font-pitch-asian="variable" style:font-size-asian="20pt" style:language-asian="zh" style:country-asian="CN" style:font-style-asian="normal" style:font-weight-asian="normal" style:font-name-complex="Noto Sans1" style:font-family-complex="'Noto Sans'" style:font-family-generic-complex="swiss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color="#ffffd7" loext:opacity="100%" fo:font-size="24pt" fo:font-weight="bold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d7" loext:opacity="100%" fo:font-size="24pt" fo:font-weight="bold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d7" loext:opacity="100%" fo:font-size="24pt" fo:font-weight="bold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1cm" svg:y="1cm" presentation:class="title" presentation:placeholder="true">
        <draw:text-box/>
      </draw:frame>
      <draw:frame presentation:style-name="Blue_5f_Curve-outline1" draw:layer="backgroundobjects" svg:width="26cm" svg:height="4.5cm" svg:x="1cm" svg:y="5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2:08:42.940075120</meta:creation-date>
    <meta:editing-duration>PT3H21M23S</meta:editing-duration>
    <meta:editing-cycles>7</meta:editing-cycles>
    <meta:generator>LibreOffice/24.2.6.2$Linux_X86_64 LibreOffice_project/420$Build-2</meta:generator>
    <dc:title>Blue Curve</dc:title>
    <dc:date>2024-10-29T14:23:49.305227511</dc:date>
    <meta:document-statistic meta:object-count="63"/>
  </office:meta>
</office:document-meta>
</file>